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ListParagraph" style:list-style-name="LFO2" style:family="paragraph">
      <style:text-properties fo:language="en" fo:country="US"/>
    </style:style>
    <style:style style:name="P9" style:parent-style-name="ListParagraph" style:list-style-name="LFO2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ListParagraph" style:list-style-name="LFO3" style:family="paragraph">
      <style:text-properties fo:language="en" fo:country="US"/>
    </style:style>
    <style:style style:name="P12" style:parent-style-name="ListParagraph" style:list-style-name="LFO3" style:family="paragraph"/>
    <style:style style:name="T13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Lab 5 summary</text:p>
      <text:p text:style-name="P2">Exercise 1:</text:p>
      <text:list text:style-name="LFO1" text:continue-numbering="true">
        <text:list-item>
          <text:p text:style-name="P3">the exercise can be easily done by using the given pseudocode</text:p>
        </text:list-item>
        <text:list-item>
          <text:p text:style-name="P4">used an aux function for computing a vector with all the neighbors (4 / 8 )</text:p>
        </text:list-item>
        <text:list-item>
          <text:p text:style-name="P5">a problem appeared due to the labels matrix overflow – has been solved using an int matrix instead of a uchar matrix</text:p>
        </text:list-item>
        <text:list-item>
          <text:p text:style-name="P6">another problem appeared due to negligence – was updating the label only for a pixel, but not going through its neighbors</text:p>
        </text:list-item>
      </text:list>
      <text:p text:style-name="P7">Exercise 2:</text:p>
      <text:list text:style-name="LFO2" text:continue-numbering="true">
        <text:list-item>
          <text:p text:style-name="P8">used a matrix with only one row (or column) for storing the label color</text:p>
        </text:list-item>
        <text:list-item>
          <text:p text:style-name="P9">going through each pixel, if the label has the color black assigned, a new random color is generated for the label and stored in the one-dimensional matrix</text:p>
        </text:list-item>
      </text:list>
      <text:p text:style-name="P10">Exercise 3:</text:p>
      <text:list text:style-name="LFO3" text:continue-numbering="true">
        <text:list-item>
          <text:p text:style-name="P11">can be easily done by using the given pseudocode and learning from the previous mistakes</text:p>
        </text:list-item>
        <text:list-item>
          <text:p text:style-name="P12"><text:span text:style-name="T13">a problem appeared because the vector’s size (the one consisting of vectors) was not handled properly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P</meta:initial-creator>
    <dc:creator>Victor P</dc:creator>
    <meta:creation-date>2020-03-23T13:08:00Z</meta:creation-date>
    <dc:date>2020-03-23T13:15:00Z</dc:date>
    <meta:template xlink:href="Normal" xlink:type="simple"/>
    <meta:editing-cycles>1</meta:editing-cycles>
    <meta:editing-duration>PT420S</meta:editing-duration>
    <meta:document-statistic meta:page-count="1" meta:paragraph-count="1" meta:word-count="126" meta:character-count="845" meta:row-count="6" meta:non-whitespace-character-count="720"/>
  </office:meta>
</office:document-meta>
</file>